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5000001DDF7E873D5F880B2FA.png" manifest:media-type="image/png"/>
  <manifest:file-entry manifest:full-path="Pictures/100017A100004AE70000314466FB482C58EC883E.svg" manifest:media-type="image/svg+xml"/>
  <manifest:file-entry manifest:full-path="Pictures/10000001000001F4000001F45E393A4816E9B748.png" manifest:media-type="image/png"/>
  <manifest:file-entry manifest:full-path="Pictures/10000000000004B000000320D9655E764E2D26D7.jpg" manifest:media-type="image/jpeg"/>
  <manifest:file-entry manifest:full-path="Pictures/1000000100000104000000788F8C718FC567EAB2.png" manifest:media-type="image/png"/>
  <manifest:file-entry manifest:full-path="Pictures/100000010000039000000256FAF031EB5AFA06CD.png" manifest:media-type="image/png"/>
  <manifest:file-entry manifest:full-path="Pictures/10000000000003E800000291C93C67E2F28C861D.jpg" manifest:media-type="image/jpeg"/>
  <manifest:file-entry manifest:full-path="Pictures/10000001000003130000027C0E1BB37FD90CA334.png" manifest:media-type="image/png"/>
  <manifest:file-entry manifest:full-path="Pictures/10000000000000F200000114851CBE43241EA895.png" manifest:media-type="image/png"/>
  <manifest:file-entry manifest:full-path="Pictures/100067A200005B76000049DFB821C071A21F52E8.svg" manifest:media-type="image/svg+xml"/>
  <manifest:file-entry manifest:full-path="Pictures/100000000000078000000438AE8ACBB7D31A053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567d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991cm"/>
      <style:paragraph-properties style:writing-mode="lr-tb"/>
    </style:style>
    <style:style style:name="gr2" style:family="graphic" style:parent-style-name="standard">
      <style:graphic-properties svg:stroke-color="#ffffff" draw:fill-color="#a567d5" draw:textarea-horizontal-align="justify" draw:textarea-vertical-align="middle" draw:auto-grow-height="false" fo:min-height="0.75cm" fo:min-width="4.5cm"/>
    </style:style>
    <style:style style:name="gr3" style:family="graphic" style:parent-style-name="standard">
      <style:graphic-properties draw:stroke="none" draw:fill="none" fo:min-height="1.607cm"/>
      <style:paragraph-properties style:writing-mode="lr-tb"/>
    </style:style>
    <style:style style:name="gr4" style:family="graphic" style:parent-style-name="objectwithoutfill">
      <style:graphic-properties svg:stroke-color="#ffffff" draw:marker-end="Pontas_20_das_20_setas_20_1" draw:marker-end-width="0.3cm" draw:fill="none" draw:textarea-vertical-align="middl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a567d5" draw:fill-color="#ffffff" draw:textarea-horizontal-align="justify" draw:textarea-vertical-align="middle" draw:auto-grow-height="false" fo:min-height="6.812cm" fo:min-width="8.736cm" fo:wrap-option="wrap"/>
    </style:style>
    <style:style style:name="gr8" style:family="graphic" style:parent-style-name="standard">
      <style:graphic-properties svg:stroke-color="#a567d5" draw:fill-color="#a567d5" draw:textarea-horizontal-align="justify" draw:textarea-vertical-align="middle" draw:auto-grow-height="false" fo:min-height="1.321cm" fo:min-width="9.331cm" fo:wrap-option="wrap"/>
    </style:style>
    <style:style style:name="gr9" style:family="graphic" style:parent-style-name="standard">
      <style:graphic-properties svg:stroke-color="#a567d5" draw:fill-color="#a567d5" draw:textarea-horizontal-align="justify" draw:textarea-vertical-align="middle" draw:auto-grow-height="false" fo:min-height="0.184cm" fo:min-width="9.5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  <style:paragraph-properties fo:margin-top="0.42cm" fo:margin-bottom="0.35cm" fo:text-align="start" style:writing-mode="lr-tb"/>
      <style:text-properties style:font-name="Poppins" fo:font-size="10pt" style:font-size-asian="10pt" style:font-size-complex="10pt"/>
    </style:style>
    <style:style style:name="P3" style:family="paragraph">
      <loext:graphic-properties draw:fill-color="#a567d5"/>
      <style:paragraph-properties fo:text-align="center"/>
    </style:style>
    <style:style style:name="P4" style:family="paragraph">
      <style:paragraph-properties fo:margin-top="0.42cm" fo:margin-bottom="0.35cm" fo:text-align="start"/>
      <style:text-properties fo:color="#ffffff" loext:opacity="100%" style:font-name="Poppins" fo:font-size="12pt" style:font-size-asian="10pt" style:font-size-complex="10pt"/>
    </style:style>
    <style:style style:name="P5" style:family="paragraph">
      <loext:graphic-properties draw:fill="none"/>
      <style:paragraph-properties fo:margin-top="0.42cm" fo:margin-bottom="0.35cm" fo:text-align="start"/>
      <style:text-properties fo:color="#ffffff" loext:opacity="100%" style:font-name="Poppins" fo:font-size="12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color="#ffffff" loext:opacity="100%" style:font-name="League Spartan" fo:font-size="42pt" style:font-size-asian="42pt" style:font-size-complex="42pt"/>
    </style:style>
    <style:style style:name="T2" style:family="text">
      <style:text-properties style:font-name="Poppins" fo:font-size="10pt" style:font-size-asian="10pt" style:font-size-complex="10pt"/>
    </style:style>
    <style:style style:name="T3" style:family="text">
      <style:text-properties fo:color="#ffffff" loext:opacity="100%" style:font-name="Poppi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2" draw:layer="layout" svg:width="4.5cm" svg:height="3.012cm" svg:x="3.5cm" svg:y="6.073cm">
          <draw:text-box>
            <text:p text:style-name="P1"><text:span text:style-name="T1">ev</text:span><text:span text:style-name="T1">ila</text:span></text:p>
            <text:p text:style-name="P1"><text:span text:style-name="T2"/></text:p>
          </draw:text-box>
        </draw:frame>
        <draw:custom-shape draw:style-name="gr2" draw:text-style-name="P3" draw:layer="layout" svg:width="5cm" svg:height="1cm" svg:x="3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cm" svg:height="1.857cm" svg:x="3.8cm" svg:y="10.543cm">
          <draw:text-box>
            <text:p text:style-name="P4"><text:span text:style-name="T3">bora </text:span><text:span text:style-name="T3">entender </text:span></text:p>
            <text:p text:style-name="P4"><text:span text:style-name="T3"/></text:p>
          </draw:text-box>
        </draw:frame>
        <draw:line draw:style-name="gr4" draw:text-style-name="P6" draw:layer="layout" svg:x1="7.3cm" svg:y1="11cm" svg:x2="8.3cm" svg:y2="11cm">
          <text:p/>
        </draw:line>
        <draw:frame draw:style-name="gr5" draw:text-style-name="P7" draw:layer="layout" svg:width="17.72cm" svg:height="14.312cm" svg:x="9.78cm" svg:y="0.688cm">
          <draw:image xlink:href="Pictures/100067A200005B76000049DFB821C071A21F52E8.svg" xlink:type="simple" xlink:show="embed" xlink:actuate="onLoad" draw:mime-type="image/svg+xml">
            <text:p/>
          </draw:image>
          <draw:image xlink:href="Pictures/10000001000003130000027C0E1BB37FD90CA334.png" xlink:type="simple" xlink:show="embed" xlink:actuate="onLoad" draw:mime-type="image/png"/>
          <svg:title>real_time_collaboration</svg:titl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draw:frame draw:style-name="gr5" draw:text-style-name="P7" draw:layer="layout" svg:width="10.561cm" svg:height="6.939cm" svg:x="13.439cm" svg:y="3.561cm">
          <draw:image xlink:href="Pictures/10000000000003E800000291C93C67E2F28C861D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draw:frame draw:style-name="gr5" draw:text-style-name="P7" draw:layer="layout" svg:width="6.402cm" svg:height="7.302cm" svg:x="18.598cm" svg:y="4.198cm">
          <draw:image xlink:href="Pictures/10000000000000F200000114851CBE43241EA895.png" xlink:type="simple" xlink:show="embed" xlink:actuate="onLoad" draw:mime-type="image/png">
            <text:p/>
          </draw:image>
        </draw:frame>
        <draw:frame draw:style-name="gr5" draw:text-style-name="P7" draw:layer="layout" svg:width="9.151cm" svg:height="6cm" svg:x="2.634cm" svg:y="5cm">
          <draw:image xlink:href="Pictures/100000010000039000000256FAF031EB5AFA06CD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draw:frame draw:style-name="gr5" draw:text-style-name="P7" draw:layer="layout" svg:width="12.5cm" svg:height="8.333cm" svg:x="4cm" svg:y="4.167cm">
          <draw:image xlink:href="Pictures/10000000000004B000000320D9655E764E2D26D7.jpg" xlink:type="simple" xlink:show="embed" xlink:actuate="onLoad" draw:mime-type="image/jpeg">
            <text:p/>
          </draw:image>
        </draw:frame>
        <draw:frame draw:style-name="gr5" draw:text-style-name="P7" draw:layer="layout" svg:width="7.5cm" svg:height="3.46cm" svg:x="18cm" svg:y="7cm">
          <draw:image xlink:href="Pictures/1000000100000104000000788F8C718FC567EAB2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draw:frame draw:style-name="gr5" draw:text-style-name="P7" draw:layer="layout" svg:width="13.226cm" svg:height="13.226cm" svg:x="2.246cm" svg:y="1.325cm">
          <draw:image xlink:href="Pictures/10000001000001F4000001F45E393A4816E9B748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draw:frame draw:style-name="gr5" draw:text-style-name="P7" draw:layer="layout" svg:width="13.5cm" svg:height="8.879cm" svg:x="12cm" svg:y="3.621cm">
          <draw:image xlink:href="Pictures/100017A100004AE70000314466FB482C58EC883E.svg" xlink:type="simple" xlink:show="embed" xlink:actuate="onLoad" draw:mime-type="image/svg+xml">
            <text:p/>
          </draw:image>
          <draw:image xlink:href="Pictures/10000001000002D5000001DDF7E873D5F880B2FA.png" xlink:type="simple" xlink:show="embed" xlink:actuate="onLoad" draw:mime-type="image/png"/>
        </draw:frame>
        <presentation:notes draw:style-name="dp4">
          <draw:page-thumbnail draw:style-name="gr6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draw:custom-shape draw:style-name="gr7" draw:text-style-name="P10" draw:layer="layout" svg:width="10cm" svg:height="7.826cm" svg:x="11.5cm" svg:y="4.1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9.999cm" svg:height="1.739cm" svg:x="11.501cm" svg:y="4.1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0cm" svg:height="0.434cm" svg:x="11.5cm" svg:y="5.5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2.5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66cm" svg:height="0.566cm" svg:x="13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presentation:notes draw:style-name="dp4">
          <draw:page-thumbnail draw:style-name="gr6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78000000438AE8ACBB7D31A0532.jpg" xlink:type="simple" xlink:show="embed" xlink:actuate="onLoad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03:45:58.343436410</meta:creation-date>
    <dc:date>2024-03-18T05:03:08.479542860</dc:date>
    <meta:editing-duration>PT23M50S</meta:editing-duration>
    <meta:editing-cycles>5</meta:editing-cycles>
    <meta:generator>LibreOffice/7.3.7.2$Linux_X86_64 LibreOffice_project/30$Build-2</meta:generator>
    <meta:document-statistic meta:object-count="54"/>
  </office:meta>
</office:document-meta>
</file>